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text/xml" manifest:full-path="styles.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2" style:family="paragraph">
      <style:paragraph-properties fo:text-align="center" fo:break-before="page"/>
    </style:style>
    <style:style style:name="C3" style:family="text">
      <style:text-properties fo:font-weight="bold" fo:font-family="Sans" fo:text-transform="uppercase"/>
    </style:style>
    <style:style style:name="P4" style:family="paragraph">
      <style:paragraph-properties fo:text-align="center"/>
    </style:style>
    <style:style style:name="T5" style:family="table">
      <style:table-properties style:width="190mm"/>
    </style:style>
    <style:style style:name="T5.0" style:family="table-column">
      <style:table-column-properties style:column-width="25mm"/>
    </style:style>
    <style:style style:name="T5.1" style:family="table-column">
      <style:table-column-properties style:column-width="120mm"/>
    </style:style>
    <style:style style:name="T5.2" style:family="table-column">
      <style:table-column-properties style:column-width="15mm"/>
    </style:style>
    <style:style style:name="T5.3" style:family="table-column">
      <style:table-column-properties style:column-width="30mm"/>
    </style:style>
    <style:style style:name="TC6" style:family="table-cell">
      <style:table-cell-properties/>
    </style:style>
    <style:style style:name="s7" style:family="section">
      <style:section-properties fo:margin-top="3pt" fo:margin-bottom="3pt" fo:margin-left="3pt" fo:margin-right="3pt"/>
    </style:style>
    <style:style style:name="TC8" style:family="table-cell">
      <style:table-cell-properties fo:background-color="#c0c0c0" fo:border-left="1pt solid #000000" fo:border-top="1pt solid #000000" fo:border-bottom="1pt solid #000000"/>
    </style:style>
    <style:style style:name="TC9" style:family="table-cell">
      <style:table-cell-properties fo:background-color="#c0c0c0" fo:border-left="1pt solid #000000" fo:border-top="1pt solid #000000" fo:border-bottom="1pt solid #000000"/>
    </style:style>
    <style:style style:name="C10" style:family="text">
      <style:text-properties fo:font-weight="bold" fo:font-family="Sans" fo:background-color="#c0c0c0"/>
    </style:style>
    <style:style style:name="TC11" style:family="table-cell">
      <style:table-cell-properties fo:background-color="#c0c0c0" fo:border-top="1pt solid #000000" fo:border-bottom="1pt solid #000000"/>
    </style:style>
    <style:style style:name="TC12" style:family="table-cell">
      <style:table-cell-properties fo:background-color="#c0c0c0" fo:border-top="1pt solid #000000" fo:border-bottom="1pt solid #000000"/>
    </style:style>
    <style:style style:name="C13" style:family="text">
      <style:text-properties fo:font-weight="bold" fo:font-family="Sans" fo:background-color="#c0c0c0"/>
    </style:style>
    <style:style style:name="TC14" style:family="table-cell">
      <style:table-cell-properties fo:background-color="#c0c0c0" fo:border-right="1pt solid #000000" fo:border-top="1pt solid #000000" fo:border-bottom="1pt solid #000000"/>
    </style:style>
    <style:style style:name="TC15" style:family="table-cell">
      <style:table-cell-properties fo:background-color="#c0c0c0" fo:border-right="1pt solid #000000" fo:border-top="1pt solid #000000" fo:border-bottom="1pt solid #000000"/>
    </style:style>
    <style:style style:name="C16" style:family="text">
      <style:text-properties fo:font-weight="bold" fo:font-family="Sans" fo:background-color="#c0c0c0"/>
    </style:style>
    <style:style style:name="TC17" style:family="table-cell">
      <style:table-cell-properties fo:border-left="1pt solid #000000"/>
    </style:style>
    <style:style style:name="TC18" style:family="table-cell">
      <style:table-cell-properties fo:border-left="1pt solid #000000"/>
    </style:style>
    <style:style style:name="TC19" style:family="table-cell">
      <style:table-cell-properties/>
    </style:style>
    <style:style style:name="TC20" style:family="table-cell">
      <style:table-cell-properties/>
    </style:style>
    <style:style style:name="TC21" style:family="table-cell">
      <style:table-cell-properties fo:border-right="1pt solid #000000"/>
    </style:style>
    <style:style style:name="TC22" style:family="table-cell">
      <style:table-cell-properties fo:border-right="1pt solid #000000"/>
    </style:style>
    <style:style style:name="P23" style:family="paragraph">
      <style:paragraph-properties fo:text-align="start"/>
    </style:style>
    <style:style style:name="C24" style:family="text">
      <style:text-properties fo:font-family="Sans"/>
    </style:style>
    <style:style style:name="P25" style:family="paragraph">
      <style:paragraph-properties fo:text-align="end"/>
    </style:style>
    <style:style style:name="C26" style:family="text">
      <style:text-properties fo:font-family="Sans"/>
    </style:style>
    <style:style style:name="TC27" style:family="table-cell">
      <style:table-cell-properties fo:border-left="1pt solid #000000" fo:border-bottom="1pt solid #000000"/>
    </style:style>
    <style:style style:name="TC28" style:family="table-cell">
      <style:table-cell-properties fo:border-left="1pt solid #000000" fo:border-bottom="1pt solid #000000"/>
    </style:style>
    <style:style style:name="TC29" style:family="table-cell">
      <style:table-cell-properties fo:border-bottom="1pt solid #000000"/>
    </style:style>
    <style:style style:name="TC30" style:family="table-cell">
      <style:table-cell-properties fo:border-bottom="1pt solid #000000"/>
    </style:style>
    <style:style style:name="TC31" style:family="table-cell">
      <style:table-cell-properties fo:border-right="1pt solid #000000" fo:border-bottom="1pt solid #000000"/>
    </style:style>
    <style:style style:name="TC32" style:family="table-cell">
      <style:table-cell-properties fo:border-right="1pt solid #000000" fo:border-bottom="1pt solid #000000"/>
    </style:style>
    <style:style style:name="T33" style:family="table">
      <style:table-properties style:width="190mm"/>
    </style:style>
    <style:style style:name="T33.0" style:family="table-column">
      <style:table-column-properties style:column-width="25mm"/>
    </style:style>
    <style:style style:name="T33.1" style:family="table-column">
      <style:table-column-properties style:column-width="165mm"/>
    </style:style>
    <style:style style:name="TC34" style:family="table-cell">
      <style:table-cell-properties/>
    </style:style>
    <style:style style:name="TC35" style:family="table-cell">
      <style:table-cell-properties fo:border-left="1pt solid #000000" fo:border-top="1pt solid #000000"/>
    </style:style>
    <style:style style:name="TC36" style:family="table-cell">
      <style:table-cell-properties fo:border-left="1pt solid #000000" fo:border-top="1pt solid #000000"/>
    </style:style>
    <style:style style:name="C37" style:family="text">
      <style:text-properties fo:font-family="Sans"/>
    </style:style>
    <style:style style:name="TC38" style:family="table-cell">
      <style:table-cell-properties fo:border-right="1pt solid #000000" fo:border-top="1pt solid #000000"/>
    </style:style>
    <style:style style:name="TC39" style:family="table-cell">
      <style:table-cell-properties fo:border-right="1pt solid #000000" fo:border-top="1pt solid #000000"/>
    </style:style>
    <style:style style:name="C40" style:family="text">
      <style:text-properties fo:font-family="Sans"/>
    </style:style>
    <style:style style:name="TC41" style:family="table-cell">
      <style:table-cell-properties/>
    </style:style>
    <style:style style:name="TC42" style:family="table-cell">
      <style:table-cell-properties fo:border-left="1pt solid #000000" fo:border-right="1pt solid #000000" fo:border-bottom="1pt solid #000000"/>
    </style:style>
    <style:style style:name="TC43" style:family="table-cell">
      <style:table-cell-properties fo:border-left="1pt solid #000000" fo:border-right="1pt solid #000000" fo:border-bottom="1pt solid #000000"/>
    </style:style>
    <style:style style:name="C44" style:family="text">
      <style:text-properties fo:font-family="Sans"/>
    </style:style>
    <style:style style:name="T45" style:family="table">
      <style:table-properties style:width="190mm"/>
    </style:style>
    <style:style style:name="T45.0" style:family="table-column">
      <style:table-column-properties style:column-width="10mm"/>
    </style:style>
    <style:style style:name="T45.1" style:family="table-column">
      <style:table-column-properties style:column-width="25mm"/>
    </style:style>
    <style:style style:name="T45.2" style:family="table-column">
      <style:table-column-properties style:column-width="65mm"/>
    </style:style>
    <style:style style:name="T45.3" style:family="table-column">
      <style:table-column-properties style:column-width="15mm"/>
    </style:style>
    <style:style style:name="T45.4" style:family="table-column">
      <style:table-column-properties style:column-width="25mm"/>
    </style:style>
    <style:style style:name="T45.5" style:family="table-column">
      <style:table-column-properties style:column-width="25mm"/>
    </style:style>
    <style:style style:name="T45.6" style:family="table-column">
      <style:table-column-properties style:column-width="25mm"/>
    </style:style>
    <style:style style:name="TC46" style:family="table-cell">
      <style:table-cell-properties/>
    </style:style>
    <style:style style:name="TC47" style:family="table-cell">
      <style:table-cell-properties fo:background-color="#c0c0c0" fo:border-left="1pt solid #000000" fo:border-top="1pt solid #000000" fo:border-bottom="1pt solid #000000"/>
    </style:style>
    <style:style style:name="TC48" style:family="table-cell">
      <style:table-cell-properties fo:background-color="#c0c0c0" fo:border-top="1pt solid #000000" fo:border-bottom="1pt solid #000000"/>
    </style:style>
    <style:style style:name="TC49" style:family="table-cell">
      <style:table-cell-properties fo:background-color="#c0c0c0" fo:border-right="1pt solid #000000" fo:border-top="1pt solid #000000" fo:border-bottom="1pt solid #000000"/>
    </style:style>
    <style:style style:name="TC50" style:family="table-cell">
      <style:table-cell-properties fo:border-left="1pt solid #000000"/>
    </style:style>
    <style:style style:name="TC51" style:family="table-cell">
      <style:table-cell-properties/>
    </style:style>
    <style:style style:name="TC52" style:family="table-cell">
      <style:table-cell-properties fo:border-right="1pt solid #000000"/>
    </style:style>
    <style:style style:name="TC53" style:family="table-cell">
      <style:table-cell-properties fo:border-left="1pt solid #000000"/>
    </style:style>
    <style:style style:name="TC54" style:family="table-cell">
      <style:table-cell-properties fo:border-left="1pt solid #000000"/>
    </style:style>
    <style:style style:name="TC55" style:family="table-cell">
      <style:table-cell-properties/>
    </style:style>
    <style:style style:name="TC56" style:family="table-cell">
      <style:table-cell-properties/>
    </style:style>
    <style:style style:name="C57" style:family="text">
      <style:text-properties fo:font-weight="bold" fo:font-family="Sans"/>
    </style:style>
    <style:style style:name="TC58" style:family="table-cell">
      <style:table-cell-properties fo:border-right="1pt solid #000000"/>
    </style:style>
    <style:style style:name="TC59" style:family="table-cell">
      <style:table-cell-properties fo:border-right="1pt solid #000000"/>
    </style:style>
    <style:style style:name="C60" style:family="text">
      <style:text-properties fo:font-weight="bold" fo:font-family="Sans"/>
    </style:style>
    <style:style style:name="TC61" style:family="table-cell">
      <style:table-cell-properties fo:border-left="1pt solid #000000" fo:border-bottom="1pt solid #000000"/>
    </style:style>
    <style:style style:name="TC62" style:family="table-cell">
      <style:table-cell-properties fo:border-bottom="1pt solid #000000"/>
    </style:style>
    <style:style style:name="TC63" style:family="table-cell">
      <style:table-cell-properties fo:border-right="1pt solid #000000" fo:border-bottom="1pt solid #000000"/>
    </style:style>
    <style:style style:name="TC64" style:family="table-cell">
      <style:table-cell-properties/>
    </style:style>
    <style:style style:name="TC65" style:family="table-cell">
      <style:table-cell-properties fo:border-left="1pt solid #000000" fo:border-top="1pt solid #000000"/>
    </style:style>
    <style:style style:name="TC66" style:family="table-cell">
      <style:table-cell-properties fo:border-right="1pt solid #000000" fo:border-top="1pt solid #000000"/>
    </style:style>
    <style:style style:name="TC67" style:family="table-cell">
      <style:table-cell-properties/>
    </style:style>
    <style:style style:name="TC68" style:family="table-cell">
      <style:table-cell-properties fo:border-left="1pt solid #000000" fo:border-right="1pt solid #000000" fo:border-bottom="1pt solid #000000"/>
    </style:style>
    <style:style style:name="TC69" style:family="table-cell">
      <style:table-cell-properties/>
    </style:style>
    <style:style style:name="TC70" style:family="table-cell">
      <style:table-cell-properties fo:background-color="#c0c0c0" fo:border-left="1pt solid #000000" fo:border-top="1pt solid #000000" fo:border-bottom="1pt solid #000000"/>
    </style:style>
    <style:style style:name="TC71" style:family="table-cell">
      <style:table-cell-properties fo:background-color="#c0c0c0" fo:border-top="1pt solid #000000" fo:border-bottom="1pt solid #000000"/>
    </style:style>
    <style:style style:name="TC72" style:family="table-cell">
      <style:table-cell-properties fo:background-color="#c0c0c0" fo:border-right="1pt solid #000000" fo:border-top="1pt solid #000000" fo:border-bottom="1pt solid #000000"/>
    </style:style>
    <style:style style:name="TC73" style:family="table-cell">
      <style:table-cell-properties fo:border-left="1pt solid #000000"/>
    </style:style>
    <style:style style:name="TC74" style:family="table-cell">
      <style:table-cell-properties/>
    </style:style>
    <style:style style:name="TC75" style:family="table-cell">
      <style:table-cell-properties fo:border-right="1pt solid #000000"/>
    </style:style>
    <style:style style:name="TC76" style:family="table-cell">
      <style:table-cell-properties fo:border-left="1pt solid #000000"/>
    </style:style>
    <style:style style:name="TC77" style:family="table-cell">
      <style:table-cell-properties/>
    </style:style>
    <style:style style:name="TC78" style:family="table-cell">
      <style:table-cell-properties fo:border-right="1pt solid #000000"/>
    </style:style>
    <style:style style:name="TC79" style:family="table-cell">
      <style:table-cell-properties fo:border-left="1pt solid #000000" fo:border-bottom="1pt solid #000000"/>
    </style:style>
    <style:style style:name="TC80" style:family="table-cell">
      <style:table-cell-properties fo:border-bottom="1pt solid #000000"/>
    </style:style>
    <style:style style:name="TC81" style:family="table-cell">
      <style:table-cell-properties fo:border-right="1pt solid #000000" fo:border-bottom="1pt solid #000000"/>
    </style:style>
  </office:automatic-styles>
  <office:body>
    <office:text>
      <text:p text:style-name="P2"><text:span text:style-name="C3">Prezzario</text:span></text:p>
      <text:p text:style-name="P4"><text:span text:style-name="C3">Elenco Prezzi</text:span></text:p>
      <text:p text:style-name="P1"/>
      <table:table table:name="" table:style-name="T5">
        <table:table-column table:style-name="T5.0"/>
        <table:table-column table:style-name="T5.1"/>
        <table:table-column table:style-name="T5.2"/>
        <table:table-column table:style-name="T5.3"/>
        <table:table-header-rows>
          <table:table-row>
            <table:table-cell table:style-name="TC9">
              <text:p text:style-name="P4"><text:span text:style-name="C10">Art. Elenco</text:span></text:p>
            </table:table-cell>
            <table:table-cell table:style-name="TC12">
              <text:p text:style-name="P4"><text:span text:style-name="C13">Descrizione</text:span></text:p>
            </table:table-cell>
            <table:table-cell table:style-name="TC12">
              <text:p text:style-name="P4"><text:span text:style-name="C13">Unità di Misura</text:span></text:p>
            </table:table-cell>
            <table:table-cell table:style-name="TC15">
              <text:p text:style-name="P4"><text:span text:style-name="C16">Costo Unitario</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header-rows>
        <table:table-row>
          <table:table-cell table:style-name="TC18">
            <text:p text:style-name="P23"><text:span text:style-name="C24">NPS01</text:span></text:p>
          </table:table-cell>
          <table:table-cell table:style-name="TC20">
            <text:p text:style-name="P23"><text:span text:style-name="C0">Realizzazione di solaio piano in lastre alveolari precompresse autoportanti.</text:span></text:p>
            <text:p text:style-name="P23"><text:span text:style-name="C0">Il prezzo è comprensivo di:</text:span></text:p>
            <text:p text:style-name="P23"><text:span text:style-name="C0">- fornitura lastre alveolari precompresse con finitura dell'intradosso da cassero in acciaio, dotate di marcatura CE, prodotte in stabilimenti con sistema qualità certificato secondo la norma UNI EN ISO 9001. Le lastre alveolari saranno predisposte con: intagli alle testate per ferri e getti di collegamento strutturale e di continuità; intagli secondo forometria di progetto;</text:span></text:p>
            <text:p text:style-name="P23"><text:span text:style-name="C0">- fornitura e posa armature in acciaio lento di completamento (momenti di continuità e taglio) </text:span></text:p>
            <text:p text:style-name="P23"><text:span text:style-name="C0">- fornitura e posa rete elettrosaldata diam. 8 maglia 20x20 su soletta di completamento </text:span></text:p>
            <text:p text:style-name="P23"><text:span text:style-name="C0">- fornitura e getto in cantiere con calcestruzzo di classe Rck &gt;=37 N/mm2 consistenza S5 per collegamento strutturale e continuità e per soletta superiore sp. 5 cm</text:span></text:p>
            <text:p text:style-name="P23"><text:span text:style-name="C0">- le opere di puntellamento, eseguite con elementi tubolari metallici, necessarie sulle travi di appoggio</text:span></text:p>
            <text:p text:style-name="P23"><text:span text:style-name="C0">- la movimentazione del materiale in cantiere.</text:span></text:p>
            <text:p text:style-name="P23"><text:span text:style-name="C0">Il prezzo comprende la manodopera, i materiali, i noli e tutte le opere accessorie necessarie per realizzare la lavorazione a perfetta regola d'arte.</text:span></text:p>
          </table:table-cell>
          <table:table-cell table:style-name="TC20">
            <text:p text:style-name="P4"><text:span text:style-name="C0">m²</text:span></text:p>
          </table:table-cell>
          <table:table-cell table:style-name="TC22">
            <text:p text:style-name="P25"><text:span text:style-name="C26">57,72</text:span></text:p>
          </table:table-cell>
        </table:table-row>
        <table:table-row>
          <table:table-cell table:style-name="TC18">
            <text:p text:style-name="P23"><text:span text:style-name="C24">NPS02</text:span></text:p>
          </table:table-cell>
          <table:table-cell table:style-name="TC20">
            <text:p text:style-name="P23"><text:span text:style-name="C0">Realizzazione di solaio piano in laterocemento gettato in opera con blocchi in laterizio di alleggerimento, compreso l'impalcato di sostegno provvisorio costituito da tavolato continuo fino ad un'altezza di cm 350 dal piano di appoggio, il getto di completamento in calcestruzzo Rck &gt;= 37 N/mm2, l'acciaio d'armatura dei travetti, la formazione di rompitratta ed ogni altra opera accessoria per la corretta posa in opera, utilizzando blocchi H20cm, spessore 20 + 5 = 25 cm.</text:span></text:p>
            <text:p text:style-name="P23"><text:span text:style-name="C0">Il prezzo comprende la manodopera, i materiali, i noli e tutte le opere accessorie necessarie per realizzare la lavorazione a perfetta regola d'arte.</text:span></text:p>
          </table:table-cell>
          <table:table-cell table:style-name="TC20">
            <text:p text:style-name="P4"><text:span text:style-name="C0">m²</text:span></text:p>
          </table:table-cell>
          <table:table-cell table:style-name="TC22">
            <text:p text:style-name="P25"><text:span text:style-name="C26">83,61</text:span></text:p>
          </table:table-cell>
        </table:table-row>
        <table:table-row>
          <table:table-cell table:style-name="TC18">
            <text:p text:style-name="P23"><text:span text:style-name="C24">01.A03.B50</text:span></text:p>
          </table:table-cell>
          <table:table-cell table:style-name="TC20">
            <text:p text:style-name="P23"><text:span text:style-name="C0">Esecuzione di micropali eseguita mediante trivellazione con speciali attrezzature attraverso terreni di qualsiasi natura e consistenza compresa la iniezione cementizia fino ad un massimodi due volte il volume teorico, esclusa la fornitura dell'armatura tubolare da valutarsi a parte</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1.A03.B50.015</text:span></text:p>
          </table:table-cell>
          <table:table-cell table:style-name="TC20">
            <text:p text:style-name="P23"><text:span text:style-name="C0">Del diametro <text:s/>di mm 150-190</text:span></text:p>
          </table:table-cell>
          <table:table-cell table:style-name="TC20">
            <text:p text:style-name="P4"><text:span text:style-name="C0">m</text:span></text:p>
          </table:table-cell>
          <table:table-cell table:style-name="TC22">
            <text:p text:style-name="P25"><text:span text:style-name="C26">101,47</text:span></text:p>
          </table:table-cell>
        </table:table-row>
        <table:table-row>
          <table:table-cell table:style-name="TC18">
            <text:p text:style-name="P23"><text:span text:style-name="C24">01.A03.B50.020</text:span></text:p>
          </table:table-cell>
          <table:table-cell table:style-name="TC20">
            <text:p text:style-name="P23"><text:span text:style-name="C0">Del diametro <text:s/>di mm 200-220</text:span></text:p>
          </table:table-cell>
          <table:table-cell table:style-name="TC20">
            <text:p text:style-name="P4"><text:span text:style-name="C0">m</text:span></text:p>
          </table:table-cell>
          <table:table-cell table:style-name="TC22">
            <text:p text:style-name="P25"><text:span text:style-name="C26">112,50</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3.B80</text:span></text:p>
          </table:table-cell>
          <table:table-cell table:style-name="TC20">
            <text:p text:style-name="P23"><text:span text:style-name="C0">Fornitura e posa in opera di armatura tubolare, costituita da tubi opportunamente finestrati e valvolati per permettere l'esecuzione di iniezioni cementizie controllate, compreso taglio, filettatura, sfridi, ecc.</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1.A03.B80.005</text:span></text:p>
          </table:table-cell>
          <table:table-cell table:style-name="TC20">
            <text:p text:style-name="P23"><text:span text:style-name="C0">In acciaio</text:span></text:p>
          </table:table-cell>
          <table:table-cell table:style-name="TC20">
            <text:p text:style-name="P4"><text:span text:style-name="C0">kg</text:span></text:p>
          </table:table-cell>
          <table:table-cell table:style-name="TC22">
            <text:p text:style-name="P25"><text:span text:style-name="C26">1,53</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3.B00</text:span></text:p>
          </table:table-cell>
          <table:table-cell table:style-name="TC20">
            <text:p text:style-name="P23"><text:span text:style-name="C0">Esecuzione di tirante in cemento armato precompresso mediante perforazione a rotopercussione con batteria perforante del diametro <text:s/>di mm 90-100 attraverso murature e terreni di qualsiasi natura e consistenza compresa l'iniezione cementizia fino ad un massimo di 2 volte il volume teorico risultante dalla perforazione, compresa la fornitura e posa dell'armatura per c.a.p. e piastre d'ancoraggio delle testate, dei dadi di bloccaggio nonche' la messa in tensione finale, esclusa la formazione di eventuali ponteggi</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1.A03.B00.010</text:span></text:p>
          </table:table-cell>
          <table:table-cell table:style-name="TC20">
            <text:p text:style-name="P23"><text:span text:style-name="C0">Della portata di 45 tonnellate</text:span></text:p>
          </table:table-cell>
          <table:table-cell table:style-name="TC20">
            <text:p text:style-name="P4"><text:span text:style-name="C0">m</text:span></text:p>
          </table:table-cell>
          <table:table-cell table:style-name="TC22">
            <text:p text:style-name="P25"><text:span text:style-name="C26">90,64</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C03</text:span></text:p>
          </table:table-cell>
          <table:table-cell table:style-name="TC20">
            <text:p text:style-name="P23"><text:span text:style-name="C0">Getto in opera di calcestruzzo cementizio eseguito direttamente da autobetoniera con appositacanaletta</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1.A04.C03.010</text:span></text:p>
          </table:table-cell>
          <table:table-cell table:style-name="TC20">
            <text:p text:style-name="P23"><text:span text:style-name="C0">In strutture di fondazione</text:span></text:p>
          </table:table-cell>
          <table:table-cell table:style-name="TC20">
            <text:p text:style-name="P4"><text:span text:style-name="C0">m³</text:span></text:p>
          </table:table-cell>
          <table:table-cell table:style-name="TC22">
            <text:p text:style-name="P25"><text:span text:style-name="C26">7,77</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B15</text:span></text:p>
          </table:table-cell>
          <table:table-cell table:style-name="TC20">
            <text:p text:style-name="P23"><text:span text:style-name="C0">Calcestruzzo per uso non strutturale confezionato a dosaggio con cemento tipo 32,5 R in centrale di betonaggio, diametro <text:s/>massimo nominale dell'aggregato 30 mm, <text:s/>fornito in cantiere. escluso il getto, la vibrazione, il ponteggio, la cassaforma ed il ferro d'armatura; conteggiati a parte.</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1.A04.B15.010</text:span></text:p>
          </table:table-cell>
          <table:table-cell table:style-name="TC20">
            <text:p text:style-name="P23"><text:span text:style-name="C0">Eseguito con 150 kg/m³</text:span></text:p>
          </table:table-cell>
          <table:table-cell table:style-name="TC20">
            <text:p text:style-name="P4"><text:span text:style-name="C0">m³</text:span></text:p>
          </table:table-cell>
          <table:table-cell table:style-name="TC22">
            <text:p text:style-name="P25"><text:span text:style-name="C26">64,13</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B31</text:span></text:p>
          </table:table-cell>
          <table:table-cell table:style-name="TC20">
            <text:p text:style-name="P23"><text:span text:style-name="C0">Calcestruzzo a prestazione garantita, in accordo alla UNI EN 206-1, con Classe di consistenza al getto S4, Dmax aggregati 32 mm, Cl 0.4, per strutture di elevazione (pilastri, travi, solai in latero-cemento e a soletta piena, corpi scala e nuclei ascensore); fornitura a piè d'opera, escluso ogni altro onere: all'esterno di edifici, non esposte direttamente all'azione della pioggia, in Classe di esposizione ambientale XC3 (UNI 11104)</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1.A04.B31.010</text:span></text:p>
          </table:table-cell>
          <table:table-cell table:style-name="TC20">
            <text:p text:style-name="P23"><text:span text:style-name="C0">Classe di resistenza a compressione minima C30/37</text:span></text:p>
          </table:table-cell>
          <table:table-cell table:style-name="TC20">
            <text:p text:style-name="P4"><text:span text:style-name="C0">m³</text:span></text:p>
          </table:table-cell>
          <table:table-cell table:style-name="TC22">
            <text:p text:style-name="P25"><text:span text:style-name="C26">123,35</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B20</text:span></text:p>
          </table:table-cell>
          <table:table-cell table:style-name="TC20">
            <text:p text:style-name="P23"><text:span text:style-name="C0">Calcestruzzo a prestazione garantita, in accordo alla UNI EN 206-1, per strutture di fondazione (plinti, cordoli, pali, travi rovesce, paratie, platee) e muri interrati a contatto con terreni non aggressivi, classe di esposizione ambientale xc2 (UNI <text:s/>11104), classe di consistenza al getto S4, Dmax aggregati 32 mm, Cl 0.4; fornitura a piè d'opera, escluso ogni altro onere: per plinti con altezza &lt; 1.5 m, platee di fondazione e muri di spessore &lt; 80 cm.</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1.A04.B20.005</text:span></text:p>
          </table:table-cell>
          <table:table-cell table:style-name="TC20">
            <text:p text:style-name="P23"><text:span text:style-name="C0">Classe di resistenza a compressione minima C25/30.</text:span></text:p>
          </table:table-cell>
          <table:table-cell table:style-name="TC20">
            <text:p text:style-name="P4"><text:span text:style-name="C0">m³</text:span></text:p>
          </table:table-cell>
          <table:table-cell table:style-name="TC22">
            <text:p text:style-name="P25"><text:span text:style-name="C26">108,49</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C30</text:span></text:p>
          </table:table-cell>
          <table:table-cell table:style-name="TC20">
            <text:p text:style-name="P23"><text:span text:style-name="C0">Getto in opera di calcestruzzo cementizio preconfezionato eseguito con pompa compreso il nolo della stessa</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1.A04.C30.005</text:span></text:p>
          </table:table-cell>
          <table:table-cell table:style-name="TC20">
            <text:p text:style-name="P23"><text:span text:style-name="C0">In strutture di fondazione</text:span></text:p>
          </table:table-cell>
          <table:table-cell table:style-name="TC20">
            <text:p text:style-name="P4"><text:span text:style-name="C0">m³</text:span></text:p>
          </table:table-cell>
          <table:table-cell table:style-name="TC22">
            <text:p text:style-name="P25"><text:span text:style-name="C26">20,30</text:span></text:p>
          </table:table-cell>
        </table:table-row>
        <table:table-row>
          <table:table-cell table:style-name="TC18">
            <text:p text:style-name="P23"><text:span text:style-name="C24">01.A04.C30.015</text:span></text:p>
          </table:table-cell>
          <table:table-cell table:style-name="TC20">
            <text:p text:style-name="P23"><text:span text:style-name="C0">In strutture armate</text:span></text:p>
          </table:table-cell>
          <table:table-cell table:style-name="TC20">
            <text:p text:style-name="P4"><text:span text:style-name="C0">m³</text:span></text:p>
          </table:table-cell>
          <table:table-cell table:style-name="TC22">
            <text:p text:style-name="P25"><text:span text:style-name="C26">24,74</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E00</text:span></text:p>
          </table:table-cell>
          <table:table-cell table:style-name="TC20">
            <text:p text:style-name="P23"><text:span text:style-name="C0">Vibratura mediante vibratore ad immersione, compreso il compenso per la maggiore quantita' di materiale impiegato, noleggio vibratore e consumo energia elettrica o combustibile</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1.A04.E00.005</text:span></text:p>
          </table:table-cell>
          <table:table-cell table:style-name="TC20">
            <text:p text:style-name="P23"><text:span text:style-name="C0">Di calcestruzzo cementizio armato</text:span></text:p>
          </table:table-cell>
          <table:table-cell table:style-name="TC20">
            <text:p text:style-name="P4"><text:span text:style-name="C0">m³</text:span></text:p>
          </table:table-cell>
          <table:table-cell table:style-name="TC22">
            <text:p text:style-name="P25"><text:span text:style-name="C26">8,12</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F10</text:span></text:p>
          </table:table-cell>
          <table:table-cell table:style-name="TC20">
            <text:p text:style-name="P23"><text:span text:style-name="C0">Acciaio per calcestruzzo armato ordinario, laminato a caldo, classe tecnica B450C, saldabile ad alta duttilità, in accordo alla UNI EN 10080 e conforme al D.M. 14/01/2008, disposto in opera secondo gli schemi di esecuzione del progettista strutturista. compreso gli oneri per la sagomatura, la legatura e le eventuali saldature per giunzioni e lo sfrido;</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1.A04.F10.005</text:span></text:p>
          </table:table-cell>
          <table:table-cell table:style-name="TC20">
            <text:p text:style-name="P23"><text:span text:style-name="C0">In barre ad aderenza migliorata ottenute nei diametri da 6 mm a 50 mm</text:span></text:p>
          </table:table-cell>
          <table:table-cell table:style-name="TC20">
            <text:p text:style-name="P4"><text:span text:style-name="C0">kg</text:span></text:p>
          </table:table-cell>
          <table:table-cell table:style-name="TC22">
            <text:p text:style-name="P25"><text:span text:style-name="C26">1,41</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B99</text:span></text:p>
          </table:table-cell>
          <table:table-cell table:style-name="TC20">
            <text:p text:style-name="P23"><text:span text:style-name="C0">Sovrapprezzo calcestruzzo per passaggio in classe di consistenza S5 (superfluida)</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1.A04.B99.005</text:span></text:p>
          </table:table-cell>
          <table:table-cell table:style-name="TC20">
            <text:p text:style-name="P23"><text:span text:style-name="C0">...</text:span></text:p>
          </table:table-cell>
          <table:table-cell table:style-name="TC20">
            <text:p text:style-name="P4"><text:span text:style-name="C0">m³</text:span></text:p>
          </table:table-cell>
          <table:table-cell table:style-name="TC22">
            <text:p text:style-name="P25"><text:span text:style-name="C26">3,00</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H10</text:span></text:p>
          </table:table-cell>
          <table:table-cell table:style-name="TC20">
            <text:p text:style-name="P23"><text:span text:style-name="C0">Casserature per strutture in conglomerato cementizio semplice od armato quali muri di sostegno,muri di controripa e simili, compreso il puntellamento ed il disarmo, misurando esclusivamente lo sviluppo delle pareti a contatto dei getti</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1.A04.H10.005</text:span></text:p>
          </table:table-cell>
          <table:table-cell table:style-name="TC20">
            <text:p text:style-name="P23"><text:span text:style-name="C0">In legname di qualunque forma</text:span></text:p>
          </table:table-cell>
          <table:table-cell table:style-name="TC20">
            <text:p text:style-name="P4"><text:span text:style-name="C0">m²</text:span></text:p>
          </table:table-cell>
          <table:table-cell table:style-name="TC22">
            <text:p text:style-name="P25"><text:span text:style-name="C26">30,16</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4.H30</text:span></text:p>
          </table:table-cell>
          <table:table-cell table:style-name="TC20">
            <text:p text:style-name="P23"><text:span text:style-name="C0">Casseratura per il contenimento dei getti per opere quali muri, pilastri, archi, volte, parapetti, cordoli, sottofondi, caldane, platee ecc compreso il puntellamento e il disarmo, misurando esclusivamente lo sviluppo delle parti a contatto dei getti</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1.A04.H30.005</text:span></text:p>
          </table:table-cell>
          <table:table-cell table:style-name="TC20">
            <text:p text:style-name="P23"><text:span text:style-name="C0">In legname di qualunque forma</text:span></text:p>
          </table:table-cell>
          <table:table-cell table:style-name="TC20">
            <text:p text:style-name="P4"><text:span text:style-name="C0">m²</text:span></text:p>
          </table:table-cell>
          <table:table-cell table:style-name="TC22">
            <text:p text:style-name="P25"><text:span text:style-name="C26">40,51</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07.F70</text:span></text:p>
          </table:table-cell>
          <table:table-cell table:style-name="TC20">
            <text:p text:style-name="P23"><text:span text:style-name="C0">Realizzazione di solaio piano in struttura mista acciaio e calcestruzzo con struttura portante in acciaio, soletta avente l'intradosso sagomato con lamiera grecata, e soprastante getto in calcestruzzo (Rck &gt;= 25 N/mm²) opportunamente collegati a mezzo di connettori, stesa di rete elettrosaldata Ø 5 maglia 150x150 mm Compreso ogni opera accessoria per la corretta posa in opera.</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1.A07.F70.005</text:span></text:p>
          </table:table-cell>
          <table:table-cell table:style-name="TC20">
            <text:p text:style-name="P23"><text:span text:style-name="C0">Spessore soletta 10 cm</text:span></text:p>
          </table:table-cell>
          <table:table-cell table:style-name="TC20">
            <text:p text:style-name="P4"><text:span text:style-name="C0">m²</text:span></text:p>
          </table:table-cell>
          <table:table-cell table:style-name="TC22">
            <text:p text:style-name="P25"><text:span text:style-name="C26">91,81</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17.A30</text:span></text:p>
          </table:table-cell>
          <table:table-cell table:style-name="TC20">
            <text:p text:style-name="P23"><text:span text:style-name="C0">Legname in travi, travetti, tavole e simili, riquadrati alla sega a filo vivo, dato e misurato in opera, con le lavorazioni e ferramenta occorrenti, nessuna opera esclusa</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1.A17.A30.015</text:span></text:p>
          </table:table-cell>
          <table:table-cell table:style-name="TC20">
            <text:p text:style-name="P23"><text:span text:style-name="C0">In abete (Picea abies, Abies Alba)</text:span></text:p>
          </table:table-cell>
          <table:table-cell table:style-name="TC20">
            <text:p text:style-name="P4"><text:span text:style-name="C0">m³</text:span></text:p>
          </table:table-cell>
          <table:table-cell table:style-name="TC22">
            <text:p text:style-name="P25"><text:span text:style-name="C26">1.042,94</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1.A17.A70</text:span></text:p>
          </table:table-cell>
          <table:table-cell table:style-name="TC20">
            <text:p text:style-name="P23"><text:span text:style-name="C0">Fornitura e posa in opera di travi, travetti e simili in legno lamellare con le lavorazioni e ferramenta occorrenti, nessuna opera esclusa; Escluso il nolo di gru</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1.A17.A70.025</text:span></text:p>
          </table:table-cell>
          <table:table-cell table:style-name="TC20">
            <text:p text:style-name="P23"><text:span text:style-name="C0">In abete (Picea abies, Abies alba) essiccato e piallato, giuntati a pettine (KVH) con certificazione di gestione forestale sostenibile per edifici di civile abitazione</text:span></text:p>
          </table:table-cell>
          <table:table-cell table:style-name="TC20">
            <text:p text:style-name="P4"><text:span text:style-name="C0">m³</text:span></text:p>
          </table:table-cell>
          <table:table-cell table:style-name="TC22">
            <text:p text:style-name="P25"><text:span text:style-name="C26">1.439,44</text:span></text:p>
          </table:table-cell>
        </table:table-row>
        <table:table-row>
          <table:table-cell table:style-name="TC18">
            <text:p text:style-name="P1"/>
          </table:table-cell>
          <table:table-cell table:style-name="TC20">
            <text:p text:style-name="P1"/>
          </table:table-cell>
          <table:table-cell table:style-name="TC20">
            <text:p text:style-name="P1"/>
          </table:table-cell>
          <table:table-cell table:style-name="TC22">
            <text:p text:style-name="P1"/>
          </table:table-cell>
        </table:table-row>
        <table:table-row>
          <table:table-cell table:style-name="TC18">
            <text:p text:style-name="P23"><text:span text:style-name="C24">09.P02.A80</text:span></text:p>
          </table:table-cell>
          <table:table-cell table:style-name="TC20">
            <text:p text:style-name="P23"><text:span text:style-name="C0">FORNITURA E POSA DI CARPENTERIA IN ACCIAIO</text:span></text:p>
          </table:table-cell>
          <table:table-cell table:style-name="TC20">
            <text:p text:style-name="P4"/>
          </table:table-cell>
          <table:table-cell table:style-name="TC22">
            <text:p text:style-name="P25"/>
          </table:table-cell>
        </table:table-row>
        <table:table-row>
          <table:table-cell table:style-name="TC18">
            <text:p text:style-name="P23"><text:span text:style-name="C24">09.P02.A80.005</text:span></text:p>
          </table:table-cell>
          <table:table-cell table:style-name="TC20">
            <text:p text:style-name="P23"><text:span text:style-name="C0">Fornitura e posa in opera di strutture di carpenteria in acciaio al carbonio verniciato saldato oppure imbullonato con bulloneria inox e fissato con tasselli inox. I profilati in acciaio avranno i profili unificati UNI e dovranno inoltre possedere i requisiti elencati in UNI 5334 - 64 - Dimensionati per frecce max 1/400 della luce. Bulloni, chiodi da impiegarsi nell'esecuzione delle strutture metalliche portanti, dovranno rispondere alle prescrizioni di cui al D.M. 09/01/1996 e relativa circolare del Ministero dei LL. PP. n. 252. Gli acciai di uso generale per laminati, barre, larghi piatti, lamiere, saranno di tipo 1 o tipo 2. Gli acciai di tipo 1 saranno Fe 42 B della norma UNI 7076/72</text:span></text:p>
          </table:table-cell>
          <table:table-cell table:style-name="TC20">
            <text:p text:style-name="P4"><text:span text:style-name="C0">kg</text:span></text:p>
          </table:table-cell>
          <table:table-cell table:style-name="TC22">
            <text:p text:style-name="P25"><text:span text:style-name="C26">2,98</text:span></text:p>
          </table:table-cell>
        </table:table-row>
        <table:table-row>
          <table:table-cell table:style-name="TC28">
            <text:p text:style-name="P1"/>
          </table:table-cell>
          <table:table-cell table:style-name="TC30">
            <text:p text:style-name="P1"/>
          </table:table-cell>
          <table:table-cell table:style-name="TC30">
            <text:p text:style-name="P1"/>
          </table:table-cell>
          <table:table-cell table:style-name="TC32">
            <text:p text:style-name="P1"/>
          </table:table-cell>
        </table:table-row>
      </table:table>
      <text:p text:style-name="P1"/>
      <text:p text:style-name="P2"><text:span text:style-name="C3">Prezzario</text:span></text:p>
      <text:p text:style-name="P4"><text:span text:style-name="C3">Analisi Prezzi</text:span></text:p>
      <text:p text:style-name="P1"/>
      <table:table table:name="" table:style-name="T33">
        <table:table-column table:style-name="T33.0"/>
        <table:table-column table:style-name="T33.1"/>
        <table:table-row>
          <table:table-cell table:style-name="TC36">
            <text:p text:style-name="P1"><text:span text:style-name="C37">NPS01</text:span></text:p>
          </table:table-cell>
          <table:table-cell table:style-name="TC39">
            <text:p text:style-name="P1"><text:span text:style-name="C40">SOLAIO IN LASTRE ALVEOLARI H25+5 REI 180</text:span></text:p>
          </table:table-cell>
        </table:table-row>
        <table:table-row>
          <table:table-cell table:number-columns-spanned="2" table:style-name="TC43">
            <text:p text:style-name="P1"><text:span text:style-name="C44">Realizzazione di solaio piano in lastre alveolari precompresse autoportanti.</text:span></text:p>
            <text:p text:style-name="P1"><text:span text:style-name="C44">Il prezzo è comprensivo di:</text:span></text:p>
            <text:p text:style-name="P1"><text:span text:style-name="C44">- fornitura lastre alveolari precompresse con finitura dell'intradosso da cassero in acciaio, dotate di marcatura CE, prodotte in stabilimenti con sistema qualità certificato secondo la norma UNI EN ISO 9001. Le lastre alveolari saranno predisposte con: intagli alle testate per ferri e getti di collegamento strutturale e di continuità; intagli secondo forometria di progetto;</text:span></text:p>
            <text:p text:style-name="P1"><text:span text:style-name="C44">- fornitura e posa armature in acciaio lento di completamento (momenti di continuità e taglio) </text:span></text:p>
            <text:p text:style-name="P1"><text:span text:style-name="C44">- fornitura e posa rete elettrosaldata diam. 8 maglia 20x20 su soletta di completamento </text:span></text:p>
            <text:p text:style-name="P1"><text:span text:style-name="C44">- fornitura e getto in cantiere con calcestruzzo di classe Rck &gt;=37 N/mm2 consistenza S5 per collegamento strutturale e continuità e per soletta superiore sp. 5 cm</text:span></text:p>
            <text:p text:style-name="P1"><text:span text:style-name="C44">- le opere di puntellamento, eseguite con elementi tubolari metallici, necessarie sulle travi di appoggio</text:span></text:p>
            <text:p text:style-name="P1"><text:span text:style-name="C44">- la movimentazione del materiale in cantiere.</text:span></text:p>
            <text:p text:style-name="P1"><text:span text:style-name="C44">Il prezzo comprende la manodopera, i materiali, i noli e tutte le opere accessorie necessarie per realizzare la lavorazione a perfetta regola d'arte.</text:span></text:p>
          </table:table-cell>
        </table:table-row>
      </table:table>
      <text:p text:style-name="P1"/>
      <table:table table:name="" table:style-name="T45">
        <table:table-column table:style-name="T45.0"/>
        <table:table-column table:style-name="T45.1"/>
        <table:table-column table:style-name="T45.2"/>
        <table:table-column table:style-name="T45.3"/>
        <table:table-column table:style-name="T45.4"/>
        <table:table-column table:style-name="T45.5"/>
        <table:table-column table:style-name="T45.6"/>
        <table:table-header-rows>
          <table:table-row>
            <table:table-cell table:style-name="TC47">
              <text:p text:style-name="P4"><text:span text:style-name="C10">N.</text:span></text:p>
            </table:table-cell>
            <table:table-cell table:style-name="TC48">
              <text:p text:style-name="P4"><text:span text:style-name="C13">Art.Elenco</text:span></text:p>
            </table:table-cell>
            <table:table-cell table:style-name="TC48">
              <text:p text:style-name="P4"><text:span text:style-name="C13">Indicazioni dei lavori</text:span></text:p>
            </table:table-cell>
            <table:table-cell table:style-name="TC48">
              <text:p text:style-name="P4"><text:span text:style-name="C13">Unità di Misura</text:span></text:p>
            </table:table-cell>
            <table:table-cell table:style-name="TC48">
              <text:p text:style-name="P4"><text:span text:style-name="C13">Quantità</text:span></text:p>
            </table:table-cell>
            <table:table-cell table:style-name="TC48">
              <text:p text:style-name="P4"><text:span text:style-name="C13">Costo Unitario</text:span></text:p>
            </table:table-cell>
            <table:table-cell table:style-name="TC49">
              <text:p text:style-name="P4"><text:span text:style-name="C16">Importo</text:span></text:p>
            </table:table-cell>
          </table:table-row>
          <table:table-row>
            <table:table-cell table:style-name="TC50">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2">
              <text:p text:style-name="P1"/>
            </table:table-cell>
          </table:table-row>
        </table:table-header-rows>
        <table:table-row>
          <table:table-cell table:style-name="TC50">
            <text:p text:style-name="P4"><text:span text:style-name="C24">1</text:span></text:p>
          </table:table-cell>
          <table:table-cell table:style-name="TC51">
            <text:p text:style-name="P23"><text:span text:style-name="C0">01.P01.A20.005</text:span></text:p>
          </table:table-cell>
          <table:table-cell table:style-name="TC51">
            <text:p text:style-name="P23"><text:span text:style-name="C0">Operaio qualificato</text:span></text:p>
            <text:p text:style-name="P23"><text:span text:style-name="C0">Ore normali</text:span></text:p>
          </table:table-cell>
          <table:table-cell table:style-name="TC51">
            <text:p text:style-name="P4"><text:span text:style-name="C0">h</text:span></text:p>
          </table:table-cell>
          <table:table-cell table:style-name="TC51">
            <text:p text:style-name="P25"><text:span text:style-name="C0">0,050</text:span></text:p>
          </table:table-cell>
          <table:table-cell table:style-name="TC51">
            <text:p text:style-name="P25"><text:span text:style-name="C0">31,72</text:span></text:p>
          </table:table-cell>
          <table:table-cell table:style-name="TC52">
            <text:p text:style-name="P25"><text:span text:style-name="C26">1,59</text:span></text:p>
          </table:table-cell>
        </table:table-row>
        <table:table-row>
          <table:table-cell table:style-name="TC50">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2">
            <text:p text:style-name="P1"/>
          </table:table-cell>
        </table:table-row>
        <table:table-row>
          <table:table-cell table:style-name="TC50">
            <text:p text:style-name="P4"><text:span text:style-name="C24">2</text:span></text:p>
          </table:table-cell>
          <table:table-cell table:style-name="TC51">
            <text:p text:style-name="P23"><text:span text:style-name="C0">01.P01.A30.005</text:span></text:p>
          </table:table-cell>
          <table:table-cell table:style-name="TC51">
            <text:p text:style-name="P23"><text:span text:style-name="C0">Operaio comune</text:span></text:p>
            <text:p text:style-name="P23"><text:span text:style-name="C0">Ore normali</text:span></text:p>
          </table:table-cell>
          <table:table-cell table:style-name="TC51">
            <text:p text:style-name="P4"><text:span text:style-name="C0">h</text:span></text:p>
          </table:table-cell>
          <table:table-cell table:style-name="TC51">
            <text:p text:style-name="P25"><text:span text:style-name="C0">0,100</text:span></text:p>
          </table:table-cell>
          <table:table-cell table:style-name="TC51">
            <text:p text:style-name="P25"><text:span text:style-name="C0">28,59</text:span></text:p>
          </table:table-cell>
          <table:table-cell table:style-name="TC52">
            <text:p text:style-name="P25"><text:span text:style-name="C26">2,86</text:span></text:p>
          </table:table-cell>
        </table:table-row>
        <table:table-row>
          <table:table-cell table:style-name="TC50">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2">
            <text:p text:style-name="P1"/>
          </table:table-cell>
        </table:table-row>
        <table:table-row>
          <table:table-cell table:style-name="TC50">
            <text:p text:style-name="P4"><text:span text:style-name="C24">3</text:span></text:p>
          </table:table-cell>
          <table:table-cell table:style-name="TC51">
            <text:p text:style-name="P23"><text:span text:style-name="C0">01.P12.C00.015</text:span></text:p>
          </table:table-cell>
          <table:table-cell table:style-name="TC51">
            <text:p text:style-name="P23"><text:span text:style-name="C0">Barre in acciaio ad aderenza migliorata B450A e B450C per gli usi consentiti dalle norme vigenti</text:span></text:p>
            <text:p text:style-name="P23"><text:span text:style-name="C0">Diametro <text:s/>mm 8</text:span></text:p>
          </table:table-cell>
          <table:table-cell table:style-name="TC51">
            <text:p text:style-name="P4"><text:span text:style-name="C0">kg</text:span></text:p>
          </table:table-cell>
          <table:table-cell table:style-name="TC51">
            <text:p text:style-name="P25"><text:span text:style-name="C0">6,950</text:span></text:p>
          </table:table-cell>
          <table:table-cell table:style-name="TC51">
            <text:p text:style-name="P25"><text:span text:style-name="C0">0,70</text:span></text:p>
          </table:table-cell>
          <table:table-cell table:style-name="TC52">
            <text:p text:style-name="P25"><text:span text:style-name="C26">4,87</text:span></text:p>
          </table:table-cell>
        </table:table-row>
        <table:table-row>
          <table:table-cell table:style-name="TC50">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2">
            <text:p text:style-name="P1"/>
          </table:table-cell>
        </table:table-row>
        <table:table-row>
          <table:table-cell table:style-name="TC50">
            <text:p text:style-name="P4"><text:span text:style-name="C24">4</text:span></text:p>
          </table:table-cell>
          <table:table-cell table:style-name="TC51">
            <text:p text:style-name="P23"><text:span text:style-name="C0">01.P05.N00.020</text:span></text:p>
          </table:table-cell>
          <table:table-cell table:style-name="TC51">
            <text:p text:style-name="P23"><text:span text:style-name="C0">Lastre alveolari precompresse autoportanti</text:span></text:p>
            <text:p text:style-name="P23"><text:span text:style-name="C0">spessore lastra cm 26</text:span></text:p>
          </table:table-cell>
          <table:table-cell table:style-name="TC51">
            <text:p text:style-name="P4"><text:span text:style-name="C0">m²</text:span></text:p>
          </table:table-cell>
          <table:table-cell table:style-name="TC51">
            <text:p text:style-name="P25"><text:span text:style-name="C0">1,00</text:span></text:p>
          </table:table-cell>
          <table:table-cell table:style-name="TC51">
            <text:p text:style-name="P25"><text:span text:style-name="C0">32,33</text:span></text:p>
          </table:table-cell>
          <table:table-cell table:style-name="TC52">
            <text:p text:style-name="P25"><text:span text:style-name="C26">32,33</text:span></text:p>
          </table:table-cell>
        </table:table-row>
        <table:table-row>
          <table:table-cell table:style-name="TC50">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2">
            <text:p text:style-name="P1"/>
          </table:table-cell>
        </table:table-row>
        <table:table-row>
          <table:table-cell table:style-name="TC50">
            <text:p text:style-name="P4"><text:span text:style-name="C24">5</text:span></text:p>
          </table:table-cell>
          <table:table-cell table:style-name="TC51">
            <text:p text:style-name="P23"><text:span text:style-name="C0">01.P24.E65.015</text:span></text:p>
          </table:table-cell>
          <table:table-cell table:style-name="TC51">
            <text:p text:style-name="P23"><text:span text:style-name="C0">Nolo di gru a torre compreso l'onere del manovratore addetto per il tempo di effettivo impiego</text:span></text:p>
            <text:p text:style-name="P23"><text:span text:style-name="C0">Con sbraccio oltre m 30</text:span></text:p>
          </table:table-cell>
          <table:table-cell table:style-name="TC51">
            <text:p text:style-name="P4"><text:span text:style-name="C0">h</text:span></text:p>
          </table:table-cell>
          <table:table-cell table:style-name="TC51">
            <text:p text:style-name="P25"><text:span text:style-name="C0">0,020</text:span></text:p>
          </table:table-cell>
          <table:table-cell table:style-name="TC51">
            <text:p text:style-name="P25"><text:span text:style-name="C0">59,39</text:span></text:p>
          </table:table-cell>
          <table:table-cell table:style-name="TC52">
            <text:p text:style-name="P25"><text:span text:style-name="C26">1,19</text:span></text:p>
          </table:table-cell>
        </table:table-row>
        <table:table-row>
          <table:table-cell table:style-name="TC50">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2">
            <text:p text:style-name="P1"/>
          </table:table-cell>
        </table:table-row>
        <table:table-row>
          <table:table-cell table:style-name="TC50">
            <text:p text:style-name="P4"><text:span text:style-name="C24">6</text:span></text:p>
          </table:table-cell>
          <table:table-cell table:style-name="TC51">
            <text:p text:style-name="P23"><text:span text:style-name="C0">01.A04.B30.010</text:span></text:p>
          </table:table-cell>
          <table:table-cell table:style-name="TC51">
            <text:p text:style-name="P23"><text:span text:style-name="C0">Calcestruzzo a prestazione garantita, in accordo alla UNI EN 206-1, con Classe di consistenza al getto S4, Dmax aggregati 32 mm, Cl 0.4, per strutture di elevazione (pilastri, travi, solai in latero-cemento e a soletta piena, corpi scala e nuclei ascensore); fornitura a piè d'opera, escluso ogni altro onere: all'interno di edifici in Classe di esposizione ambientale XC1 (UNI 11104).</text:span></text:p>
            <text:p text:style-name="P23"><text:span text:style-name="C0">Classe di resistenza a compressione minima C28/35</text:span></text:p>
          </table:table-cell>
          <table:table-cell table:style-name="TC51">
            <text:p text:style-name="P4"><text:span text:style-name="C0">m³</text:span></text:p>
          </table:table-cell>
          <table:table-cell table:style-name="TC51">
            <text:p text:style-name="P25"><text:span text:style-name="C0">0,065</text:span></text:p>
          </table:table-cell>
          <table:table-cell table:style-name="TC51">
            <text:p text:style-name="P25"><text:span text:style-name="C0">117,19</text:span></text:p>
          </table:table-cell>
          <table:table-cell table:style-name="TC52">
            <text:p text:style-name="P25"><text:span text:style-name="C26">7,62</text:span></text:p>
          </table:table-cell>
        </table:table-row>
        <table:table-row>
          <table:table-cell table:style-name="TC50">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2">
            <text:p text:style-name="P1"/>
          </table:table-cell>
        </table:table-row>
        <table:table-row>
          <table:table-cell table:style-name="TC50">
            <text:p text:style-name="P4"><text:span text:style-name="C24">7</text:span></text:p>
          </table:table-cell>
          <table:table-cell table:style-name="TC51">
            <text:p text:style-name="P23"><text:span text:style-name="C0">01.A04.B99.005</text:span></text:p>
          </table:table-cell>
          <table:table-cell table:style-name="TC51">
            <text:p text:style-name="P23"><text:span text:style-name="C0">Sovrapprezzo calcestruzzo per passaggio in classe di consistenza S5 (superfluida)</text:span></text:p>
            <text:p text:style-name="P23"><text:span text:style-name="C0">...</text:span></text:p>
          </table:table-cell>
          <table:table-cell table:style-name="TC51">
            <text:p text:style-name="P4"><text:span text:style-name="C0">m³</text:span></text:p>
          </table:table-cell>
          <table:table-cell table:style-name="TC51">
            <text:p text:style-name="P25"><text:span text:style-name="C0">0,065</text:span></text:p>
          </table:table-cell>
          <table:table-cell table:style-name="TC51">
            <text:p text:style-name="P25"><text:span text:style-name="C0">3,00</text:span></text:p>
          </table:table-cell>
          <table:table-cell table:style-name="TC52">
            <text:p text:style-name="P25"><text:span text:style-name="C26">0,20</text:span></text:p>
          </table:table-cell>
        </table:table-row>
        <table:table-row>
          <table:table-cell table:style-name="TC50">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2">
            <text:p text:style-name="P1"/>
          </table:table-cell>
        </table:table-row>
        <table:table-row>
          <table:table-cell table:style-name="TC50">
            <text:p text:style-name="P4"><text:span text:style-name="C24">8</text:span></text:p>
          </table:table-cell>
          <table:table-cell table:style-name="TC51">
            <text:p text:style-name="P23"><text:span text:style-name="C0">01.A04.C20.020</text:span></text:p>
          </table:table-cell>
          <table:table-cell table:style-name="TC51">
            <text:p text:style-name="P23"><text:span text:style-name="C0">Getto in opera di calcestruzzo cementizio eseguito con l'ausilio della gru compreso il nolo della stessa</text:span></text:p>
            <text:p text:style-name="P23"><text:span text:style-name="C0">In strutture complesse od a sezioni ridotte</text:span></text:p>
          </table:table-cell>
          <table:table-cell table:style-name="TC51">
            <text:p text:style-name="P4"><text:span text:style-name="C0">m³</text:span></text:p>
          </table:table-cell>
          <table:table-cell table:style-name="TC51">
            <text:p text:style-name="P25"><text:span text:style-name="C0">0,068</text:span></text:p>
          </table:table-cell>
          <table:table-cell table:style-name="TC51">
            <text:p text:style-name="P25"><text:span text:style-name="C0">103,80</text:span></text:p>
          </table:table-cell>
          <table:table-cell table:style-name="TC52">
            <text:p text:style-name="P25"><text:span text:style-name="C26">7,06</text:span></text:p>
          </table:table-cell>
        </table:table-row>
        <table:table-row>
          <table:table-cell table:style-name="TC50">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2">
            <text:p text:style-name="P1"/>
          </table:table-cell>
        </table:table-row>
        <table:table-row>
          <table:table-cell table:style-name="TC50">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1">
            <text:p text:style-name="P1"/>
          </table:table-cell>
          <table:table-cell table:style-name="TC52">
            <text:p text:style-name="P1"/>
          </table:table-cell>
        </table:table-row>
        <table:table-row>
          <table:table-cell table:style-name="TC54">
            <text:p text:style-name="P4"/>
          </table:table-cell>
          <table:table-cell table:style-name="TC56">
            <text:p text:style-name="P23"/>
          </table:table-cell>
          <table:table-cell table:style-name="TC56">
            <text:p text:style-name="P23"><text:span text:style-name="C57">Totale complessivo</text:span></text:p>
          </table:table-cell>
          <table:table-cell table:style-name="TC56">
            <text:p text:style-name="P4"/>
          </table:table-cell>
          <table:table-cell table:style-name="TC56">
            <text:p text:style-name="P25"/>
          </table:table-cell>
          <table:table-cell table:style-name="TC56">
            <text:p text:style-name="P25"/>
          </table:table-cell>
          <table:table-cell table:style-name="TC59">
            <text:p text:style-name="P25"><text:span text:style-name="C60">57,72</text:span></text:p>
          </table:table-cell>
        </table:table-row>
        <table:table-row>
          <table:table-cell table:style-name="TC61">
            <text:p text:style-name="P1"/>
          </table:table-cell>
          <table:table-cell table:style-name="TC62">
            <text:p text:style-name="P1"/>
          </table:table-cell>
          <table:table-cell table:style-name="TC62">
            <text:p text:style-name="P1"/>
          </table:table-cell>
          <table:table-cell table:style-name="TC62">
            <text:p text:style-name="P1"/>
          </table:table-cell>
          <table:table-cell table:style-name="TC62">
            <text:p text:style-name="P1"/>
          </table:table-cell>
          <table:table-cell table:style-name="TC62">
            <text:p text:style-name="P1"/>
          </table:table-cell>
          <table:table-cell table:style-name="TC63">
            <text:p text:style-name="P1"/>
          </table:table-cell>
        </table:table-row>
      </table:table>
      <text:p text:style-name="P1"/>
      <text:p text:style-name="P2"/>
      <text:p text:style-name="P1"/>
      <table:table table:name="" table:style-name="T33">
        <table:table-column table:style-name="T33.0"/>
        <table:table-column table:style-name="T33.1"/>
        <table:table-row>
          <table:table-cell table:style-name="TC65">
            <text:p text:style-name="P1"><text:span text:style-name="C37">NPS02</text:span></text:p>
          </table:table-cell>
          <table:table-cell table:style-name="TC66">
            <text:p text:style-name="P1"><text:span text:style-name="C40">SOLAIO IN LATEROCEMENTO 20+5</text:span></text:p>
          </table:table-cell>
        </table:table-row>
        <table:table-row>
          <table:table-cell table:number-columns-spanned="2" table:style-name="TC68">
            <text:p text:style-name="P1"><text:span text:style-name="C44">Realizzazione di solaio piano in laterocemento gettato in opera con blocchi in laterizio di alleggerimento, compreso l'impalcato di sostegno provvisorio costituito da tavolato continuo fino ad un'altezza di cm 350 dal piano di appoggio, il getto di completamento in calcestruzzo Rck &gt;= 37 N/mm2, l'acciaio d'armatura dei travetti, la formazione di rompitratta ed ogni altra opera accessoria per la corretta posa in opera, utilizzando blocchi H20cm, spessore 20 + 5 = 25 cm.</text:span></text:p>
            <text:p text:style-name="P1"><text:span text:style-name="C44">Il prezzo comprende la manodopera, i materiali, i noli e tutte le opere accessorie necessarie per realizzare la lavorazione a perfetta regola d'arte.</text:span></text:p>
          </table:table-cell>
        </table:table-row>
      </table:table>
      <text:p text:style-name="P1"/>
      <table:table table:name="" table:style-name="T45">
        <table:table-column table:style-name="T45.0"/>
        <table:table-column table:style-name="T45.1"/>
        <table:table-column table:style-name="T45.2"/>
        <table:table-column table:style-name="T45.3"/>
        <table:table-column table:style-name="T45.4"/>
        <table:table-column table:style-name="T45.5"/>
        <table:table-column table:style-name="T45.6"/>
        <table:table-header-rows>
          <table:table-row>
            <table:table-cell table:style-name="TC70">
              <text:p text:style-name="P4"><text:span text:style-name="C10">N.</text:span></text:p>
            </table:table-cell>
            <table:table-cell table:style-name="TC71">
              <text:p text:style-name="P4"><text:span text:style-name="C13">Art.Elenco</text:span></text:p>
            </table:table-cell>
            <table:table-cell table:style-name="TC71">
              <text:p text:style-name="P4"><text:span text:style-name="C13">Indicazioni dei lavori</text:span></text:p>
            </table:table-cell>
            <table:table-cell table:style-name="TC71">
              <text:p text:style-name="P4"><text:span text:style-name="C13">Unità di Misura</text:span></text:p>
            </table:table-cell>
            <table:table-cell table:style-name="TC71">
              <text:p text:style-name="P4"><text:span text:style-name="C13">Quantità</text:span></text:p>
            </table:table-cell>
            <table:table-cell table:style-name="TC71">
              <text:p text:style-name="P4"><text:span text:style-name="C13">Costo Unitario</text:span></text:p>
            </table:table-cell>
            <table:table-cell table:style-name="TC72">
              <text:p text:style-name="P4"><text:span text:style-name="C16">Importo</text:span></text:p>
            </table:table-cell>
          </table:table-row>
          <table:table-row>
            <table:table-cell table:style-name="TC73">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5">
              <text:p text:style-name="P1"/>
            </table:table-cell>
          </table:table-row>
        </table:table-header-rows>
        <table:table-row>
          <table:table-cell table:style-name="TC73">
            <text:p text:style-name="P4"><text:span text:style-name="C24">1</text:span></text:p>
          </table:table-cell>
          <table:table-cell table:style-name="TC74">
            <text:p text:style-name="P23"><text:span text:style-name="C0">01.P01.A20.005</text:span></text:p>
          </table:table-cell>
          <table:table-cell table:style-name="TC74">
            <text:p text:style-name="P23"><text:span text:style-name="C0">Operaio qualificato</text:span></text:p>
            <text:p text:style-name="P23"><text:span text:style-name="C0">Ore normali</text:span></text:p>
          </table:table-cell>
          <table:table-cell table:style-name="TC74">
            <text:p text:style-name="P4"><text:span text:style-name="C0">h</text:span></text:p>
          </table:table-cell>
          <table:table-cell table:style-name="TC74">
            <text:p text:style-name="P25"><text:span text:style-name="C0">0,200</text:span></text:p>
          </table:table-cell>
          <table:table-cell table:style-name="TC74">
            <text:p text:style-name="P25"><text:span text:style-name="C0">31,72</text:span></text:p>
          </table:table-cell>
          <table:table-cell table:style-name="TC75">
            <text:p text:style-name="P25"><text:span text:style-name="C26">6,34</text:span></text:p>
          </table:table-cell>
        </table:table-row>
        <table:table-row>
          <table:table-cell table:style-name="TC73">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5">
            <text:p text:style-name="P1"/>
          </table:table-cell>
        </table:table-row>
        <table:table-row>
          <table:table-cell table:style-name="TC73">
            <text:p text:style-name="P4"><text:span text:style-name="C24">2</text:span></text:p>
          </table:table-cell>
          <table:table-cell table:style-name="TC74">
            <text:p text:style-name="P23"><text:span text:style-name="C0">01.P01.A30.005</text:span></text:p>
          </table:table-cell>
          <table:table-cell table:style-name="TC74">
            <text:p text:style-name="P23"><text:span text:style-name="C0">Operaio comune</text:span></text:p>
            <text:p text:style-name="P23"><text:span text:style-name="C0">Ore normali</text:span></text:p>
          </table:table-cell>
          <table:table-cell table:style-name="TC74">
            <text:p text:style-name="P4"><text:span text:style-name="C0">h</text:span></text:p>
          </table:table-cell>
          <table:table-cell table:style-name="TC74">
            <text:p text:style-name="P25"><text:span text:style-name="C0">0,400</text:span></text:p>
          </table:table-cell>
          <table:table-cell table:style-name="TC74">
            <text:p text:style-name="P25"><text:span text:style-name="C0">28,59</text:span></text:p>
          </table:table-cell>
          <table:table-cell table:style-name="TC75">
            <text:p text:style-name="P25"><text:span text:style-name="C26">11,44</text:span></text:p>
          </table:table-cell>
        </table:table-row>
        <table:table-row>
          <table:table-cell table:style-name="TC73">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5">
            <text:p text:style-name="P1"/>
          </table:table-cell>
        </table:table-row>
        <table:table-row>
          <table:table-cell table:style-name="TC73">
            <text:p text:style-name="P4"><text:span text:style-name="C24">3</text:span></text:p>
          </table:table-cell>
          <table:table-cell table:style-name="TC74">
            <text:p text:style-name="P23"><text:span text:style-name="C0">01.P04.L05.025</text:span></text:p>
          </table:table-cell>
          <table:table-cell table:style-name="TC74">
            <text:p text:style-name="P23"><text:span text:style-name="C0">Monoblocchi in laterizio a norma UNI 9730 1/a</text:span></text:p>
            <text:p text:style-name="P23"><text:span text:style-name="C0">dimensioni 20x38x29</text:span></text:p>
          </table:table-cell>
          <table:table-cell table:style-name="TC74">
            <text:p text:style-name="P4"><text:span text:style-name="C0">cad</text:span></text:p>
          </table:table-cell>
          <table:table-cell table:style-name="TC74">
            <text:p text:style-name="P25"><text:span text:style-name="C0">5,5</text:span></text:p>
          </table:table-cell>
          <table:table-cell table:style-name="TC74">
            <text:p text:style-name="P25"><text:span text:style-name="C0">1,11</text:span></text:p>
          </table:table-cell>
          <table:table-cell table:style-name="TC75">
            <text:p text:style-name="P25"><text:span text:style-name="C26">6,11</text:span></text:p>
          </table:table-cell>
        </table:table-row>
        <table:table-row>
          <table:table-cell table:style-name="TC73">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5">
            <text:p text:style-name="P1"/>
          </table:table-cell>
        </table:table-row>
        <table:table-row>
          <table:table-cell table:style-name="TC73">
            <text:p text:style-name="P4"><text:span text:style-name="C24">4</text:span></text:p>
          </table:table-cell>
          <table:table-cell table:style-name="TC74">
            <text:p text:style-name="P23"><text:span text:style-name="C0">01.P24.E65.015</text:span></text:p>
          </table:table-cell>
          <table:table-cell table:style-name="TC74">
            <text:p text:style-name="P23"><text:span text:style-name="C0">Nolo di gru a torre compreso l'onere del manovratore addetto per il tempo di effettivo impiego</text:span></text:p>
            <text:p text:style-name="P23"><text:span text:style-name="C0">Con sbraccio oltre m 30</text:span></text:p>
          </table:table-cell>
          <table:table-cell table:style-name="TC74">
            <text:p text:style-name="P4"><text:span text:style-name="C0">h</text:span></text:p>
          </table:table-cell>
          <table:table-cell table:style-name="TC74">
            <text:p text:style-name="P25"><text:span text:style-name="C0">0,050</text:span></text:p>
          </table:table-cell>
          <table:table-cell table:style-name="TC74">
            <text:p text:style-name="P25"><text:span text:style-name="C0">59,39</text:span></text:p>
          </table:table-cell>
          <table:table-cell table:style-name="TC75">
            <text:p text:style-name="P25"><text:span text:style-name="C26">2,97</text:span></text:p>
          </table:table-cell>
        </table:table-row>
        <table:table-row>
          <table:table-cell table:style-name="TC73">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5">
            <text:p text:style-name="P1"/>
          </table:table-cell>
        </table:table-row>
        <table:table-row>
          <table:table-cell table:style-name="TC73">
            <text:p text:style-name="P4"><text:span text:style-name="C24">5</text:span></text:p>
          </table:table-cell>
          <table:table-cell table:style-name="TC74">
            <text:p text:style-name="P23"><text:span text:style-name="C0">01.A04.B30.010</text:span></text:p>
          </table:table-cell>
          <table:table-cell table:style-name="TC74">
            <text:p text:style-name="P23"><text:span text:style-name="C0">Calcestruzzo a prestazione garantita, in accordo alla UNI EN 206-1, con Classe di consistenza al getto S4, Dmax aggregati 32 mm, Cl 0.4, per strutture di elevazione (pilastri, travi, solai in latero-cemento e a soletta piena, corpi scala e nuclei ascensore); fornitura a piè d'opera, escluso ogni altro onere: all'interno di edifici in Classe di esposizione ambientale XC1 (UNI 11104).</text:span></text:p>
            <text:p text:style-name="P23"><text:span text:style-name="C0">Classe di resistenza a compressione minima C28/35</text:span></text:p>
          </table:table-cell>
          <table:table-cell table:style-name="TC74">
            <text:p text:style-name="P4"><text:span text:style-name="C0">m³</text:span></text:p>
          </table:table-cell>
          <table:table-cell table:style-name="TC74">
            <text:p text:style-name="P25"><text:span text:style-name="C0">0,073</text:span></text:p>
          </table:table-cell>
          <table:table-cell table:style-name="TC74">
            <text:p text:style-name="P25"><text:span text:style-name="C0">117,19</text:span></text:p>
          </table:table-cell>
          <table:table-cell table:style-name="TC75">
            <text:p text:style-name="P25"><text:span text:style-name="C26">8,55</text:span></text:p>
          </table:table-cell>
        </table:table-row>
        <table:table-row>
          <table:table-cell table:style-name="TC73">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5">
            <text:p text:style-name="P1"/>
          </table:table-cell>
        </table:table-row>
        <table:table-row>
          <table:table-cell table:style-name="TC73">
            <text:p text:style-name="P4"><text:span text:style-name="C24">6</text:span></text:p>
          </table:table-cell>
          <table:table-cell table:style-name="TC74">
            <text:p text:style-name="P23"><text:span text:style-name="C0">01.A04.B99.005</text:span></text:p>
          </table:table-cell>
          <table:table-cell table:style-name="TC74">
            <text:p text:style-name="P23"><text:span text:style-name="C0">Sovrapprezzo calcestruzzo per passaggio in classe di consistenza S5 (superfluida)</text:span></text:p>
            <text:p text:style-name="P23"><text:span text:style-name="C0">...</text:span></text:p>
          </table:table-cell>
          <table:table-cell table:style-name="TC74">
            <text:p text:style-name="P4"><text:span text:style-name="C0">m³</text:span></text:p>
          </table:table-cell>
          <table:table-cell table:style-name="TC74">
            <text:p text:style-name="P25"><text:span text:style-name="C0">0,073</text:span></text:p>
          </table:table-cell>
          <table:table-cell table:style-name="TC74">
            <text:p text:style-name="P25"><text:span text:style-name="C0">3,00</text:span></text:p>
          </table:table-cell>
          <table:table-cell table:style-name="TC75">
            <text:p text:style-name="P25"><text:span text:style-name="C26">0,22</text:span></text:p>
          </table:table-cell>
        </table:table-row>
        <table:table-row>
          <table:table-cell table:style-name="TC73">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5">
            <text:p text:style-name="P1"/>
          </table:table-cell>
        </table:table-row>
        <table:table-row>
          <table:table-cell table:style-name="TC73">
            <text:p text:style-name="P4"><text:span text:style-name="C24">7</text:span></text:p>
          </table:table-cell>
          <table:table-cell table:style-name="TC74">
            <text:p text:style-name="P23"><text:span text:style-name="C0">01.A04.C20.020</text:span></text:p>
          </table:table-cell>
          <table:table-cell table:style-name="TC74">
            <text:p text:style-name="P23"><text:span text:style-name="C0">Getto in opera di calcestruzzo cementizio eseguito con l'ausilio della gru compreso il nolo della stessa</text:span></text:p>
            <text:p text:style-name="P23"><text:span text:style-name="C0">In strutture complesse od a sezioni ridotte</text:span></text:p>
          </table:table-cell>
          <table:table-cell table:style-name="TC74">
            <text:p text:style-name="P4"><text:span text:style-name="C0">m³</text:span></text:p>
          </table:table-cell>
          <table:table-cell table:style-name="TC74">
            <text:p text:style-name="P25"><text:span text:style-name="C0">0,073</text:span></text:p>
          </table:table-cell>
          <table:table-cell table:style-name="TC74">
            <text:p text:style-name="P25"><text:span text:style-name="C0">103,80</text:span></text:p>
          </table:table-cell>
          <table:table-cell table:style-name="TC75">
            <text:p text:style-name="P25"><text:span text:style-name="C26">7,58</text:span></text:p>
          </table:table-cell>
        </table:table-row>
        <table:table-row>
          <table:table-cell table:style-name="TC73">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5">
            <text:p text:style-name="P1"/>
          </table:table-cell>
        </table:table-row>
        <table:table-row>
          <table:table-cell table:style-name="TC73">
            <text:p text:style-name="P4"><text:span text:style-name="C24">8</text:span></text:p>
          </table:table-cell>
          <table:table-cell table:style-name="TC74">
            <text:p text:style-name="P23"><text:span text:style-name="C0">01.A04.M00.020</text:span></text:p>
          </table:table-cell>
          <table:table-cell table:style-name="TC74">
            <text:p text:style-name="P23"><text:span text:style-name="C0">Formazione di casseforme per getti in calcestruzzo semplice od armato per un'altezza fino a 3.00 m dal piano di appoggio delle armature di sostegno. nel prezzo si intendono compresi e compensati gli oneri per la fornitura al piano, le opere di banchinaggio, le armature di sostegno e controventamento, i distanziatori metallici completi di staffaggio, il taglio, lo sfrido, il materiale accessorio, le chiodature, il disarmo e la pulizia, l'abbassamento, lo sgombero <text:s/>e quanto altro necessario per dare il lavoro finito a regola d'arte. la misurazione verrà effettuata sulla superficie effettivamente a contatto con il conglomerato cementizio.</text:span></text:p>
            <text:p text:style-name="P23"><text:span text:style-name="C0">Realizzate con pannelli in legno multistrato</text:span></text:p>
          </table:table-cell>
          <table:table-cell table:style-name="TC74">
            <text:p text:style-name="P4"><text:span text:style-name="C0">m²</text:span></text:p>
          </table:table-cell>
          <table:table-cell table:style-name="TC74">
            <text:p text:style-name="P25"><text:span text:style-name="C0">1,00</text:span></text:p>
          </table:table-cell>
          <table:table-cell table:style-name="TC74">
            <text:p text:style-name="P25"><text:span text:style-name="C0">23,87</text:span></text:p>
          </table:table-cell>
          <table:table-cell table:style-name="TC75">
            <text:p text:style-name="P25"><text:span text:style-name="C26">23,87</text:span></text:p>
          </table:table-cell>
        </table:table-row>
        <table:table-row>
          <table:table-cell table:style-name="TC73">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5">
            <text:p text:style-name="P1"/>
          </table:table-cell>
        </table:table-row>
        <table:table-row>
          <table:table-cell table:style-name="TC73">
            <text:p text:style-name="P4"><text:span text:style-name="C24">9</text:span></text:p>
          </table:table-cell>
          <table:table-cell table:style-name="TC74">
            <text:p text:style-name="P23"><text:span text:style-name="C0">01.A04.F10.005</text:span></text:p>
          </table:table-cell>
          <table:table-cell table:style-name="TC74">
            <text:p text:style-name="P23"><text:span text:style-name="C0">Acciaio per calcestruzzo armato ordinario, laminato a caldo, classe tecnica B450C, saldabile ad alta duttilità, in accordo alla UNI EN 10080 e conforme al D.M. 14/01/2008, disposto in opera secondo gli schemi di esecuzione del progettista strutturista. compreso gli oneri per la sagomatura, la legatura e le eventuali saldature per giunzioni e lo sfrido;</text:span></text:p>
            <text:p text:style-name="P23"><text:span text:style-name="C0">In barre ad aderenza migliorata ottenute nei diametri da 6 mm a 50 mm</text:span></text:p>
          </table:table-cell>
          <table:table-cell table:style-name="TC74">
            <text:p text:style-name="P4"><text:span text:style-name="C0">kg</text:span></text:p>
          </table:table-cell>
          <table:table-cell table:style-name="TC74">
            <text:p text:style-name="P25"><text:span text:style-name="C0">11,720</text:span></text:p>
          </table:table-cell>
          <table:table-cell table:style-name="TC74">
            <text:p text:style-name="P25"><text:span text:style-name="C0">1,41</text:span></text:p>
          </table:table-cell>
          <table:table-cell table:style-name="TC75">
            <text:p text:style-name="P25"><text:span text:style-name="C26">16,53</text:span></text:p>
          </table:table-cell>
        </table:table-row>
        <table:table-row>
          <table:table-cell table:style-name="TC73">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5">
            <text:p text:style-name="P1"/>
          </table:table-cell>
        </table:table-row>
        <table:table-row>
          <table:table-cell table:style-name="TC73">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4">
            <text:p text:style-name="P1"/>
          </table:table-cell>
          <table:table-cell table:style-name="TC75">
            <text:p text:style-name="P1"/>
          </table:table-cell>
        </table:table-row>
        <table:table-row>
          <table:table-cell table:style-name="TC76">
            <text:p text:style-name="P4"/>
          </table:table-cell>
          <table:table-cell table:style-name="TC77">
            <text:p text:style-name="P23"/>
          </table:table-cell>
          <table:table-cell table:style-name="TC77">
            <text:p text:style-name="P23"><text:span text:style-name="C57">Totale complessivo</text:span></text:p>
          </table:table-cell>
          <table:table-cell table:style-name="TC77">
            <text:p text:style-name="P4"/>
          </table:table-cell>
          <table:table-cell table:style-name="TC77">
            <text:p text:style-name="P25"/>
          </table:table-cell>
          <table:table-cell table:style-name="TC77">
            <text:p text:style-name="P25"/>
          </table:table-cell>
          <table:table-cell table:style-name="TC78">
            <text:p text:style-name="P25"><text:span text:style-name="C60">83,61</text:span></text:p>
          </table:table-cell>
        </table:table-row>
        <table:table-row>
          <table:table-cell table:style-name="TC79">
            <text:p text:style-name="P1"/>
          </table:table-cell>
          <table:table-cell table:style-name="TC80">
            <text:p text:style-name="P1"/>
          </table:table-cell>
          <table:table-cell table:style-name="TC80">
            <text:p text:style-name="P1"/>
          </table:table-cell>
          <table:table-cell table:style-name="TC80">
            <text:p text:style-name="P1"/>
          </table:table-cell>
          <table:table-cell table:style-name="TC80">
            <text:p text:style-name="P1"/>
          </table:table-cell>
          <table:table-cell table:style-name="TC80">
            <text:p text:style-name="P1"/>
          </table:table-cell>
          <table:table-cell table:style-name="TC81">
            <text:p text:style-name="P1"/>
          </table:table-cell>
        </table:table-row>
      </table:table>
      <text:p text:style-name="P1"/>
    </office:text>
  </office:body>
</office:document-content>
</file>

<file path=styles.xml><?xml version="1.0" encoding="utf-8"?>
<office:document-styles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font-face-decls>
    <style:font-face style:name="Sans" svg:font-family="Sans"/>
  </office:font-face-decls>
  <office:styles>
    <style:default-style style:family="paragraph">
      <style:paragraph-properties style:text-autospace="ideograph-alpha" style:punctuation-wrap="hanging" style:line-break="strict" style:writing-mode="page"/>
      <style:text-properties fo:color="#000000" style:font-name="Sans" fo:font-size="9pt"/>
    </style:default-style>
    <style:style style:name="Standard" style:family="paragraph" style:class="text"/>
  </office:styles>
  <office:automatic-styles>
    <style:page-layout style:name="MainPageLayout">
      <style:page-layout-properties style:print-orientation="portrait" fo:page-width="210mm" fo:page-height="297mm" fo:margin-top="10mm" fo:margin-bottom="10mm" fo:margin-left="10mm" fo:margin-right="10mm"/>
    </style:page-layout>
  </office:automatic-styles>
  <office:master-styles>
    <style:master-page style:name="Standard" style:page-layout-name="MainPageLayout"/>
  </office:master-styles>
</office:document-styles>
</file>